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imulering af DOGS i VisSim</text:h>
      <text:h text:style-name="P3" text:outline-level="1">Projektoplæg</text:h>
      <text:p text:style-name="P1">1. november 2007</text:p>
      <text:p text:style-name="P1"/>
      <text:p text:style-name="Text_20_body">I samarbejde med vejdirektoratet og Technical Traffic Solution A/S (TTS) udføres et eksamensprojekt på civilingeniørstudiet på DTU med formålet at simulere det TTS-udviklede system <text:span text:style-name="T1">Dynamisk Optimering af Grøntider og Samordning</text:span> (DOGS) i den anerkendte trafiksimulator VisSim.</text:p>
      <text:p text:style-name="Text_20_body">Projektet omfatter implementering af DOGS-logikken til styring af trafiksignaler samt simuleringer af trafikken i Herlev-området, hvor en strækning i dag er under DOGS kontrol. Desuden findes en strækning i Glostrup, ligeledes under DOGS kontrol, som kan indgå som testområde.</text:p>
      <text:p text:style-name="Text_20_body">Der findes i dag ingen simulering af et DOGS styret område. Ved brug af VisSim uddrages detaljerede analyser af DOGS' ydeevne for bl.a. rejsetider, antal stop og emissioner. Desuden <text:s/>vurderes effekterne af justeringer i den nuværende logik, f.eks. ved beregning af retningsfordeling, samt ved tilføjelse af nye funktioner.</text:p>
      <text:p text:style-name="Text_20_body">En række spørgsmål vil kunne besvares på et solidt grundlag, f.eks.:</text:p>
      <text:list text:style-name="L1">
        <text:list-item>
          <text:p text:style-name="P4">Hvad betyder busprioritering for bussernes rejsetider og hvad er konsekvenserne for privat-bilismen?</text:p>
        </text:list-item>
        <text:list-item>
          <text:p text:style-name="P4">Hvilke forbedringer kan forventes ved inkludering af yderligere signalanlæg i samordningen, f.eks. på Herlev Hovedgade?</text:p>
        </text:list-item>
      </text:list>
      <text:p text:style-name="Text_20_body">Så vidt det er muligt implementeres DOGS i det domænespecifikke scriptingsprog VISVAP, som er en del af VisSim. Hvis dette ikke er muligt vælges et generisk programmeringssprog, der kan kommunikere med VisSim via COM, f.eks. C#.</text:p>
      <text:p text:style-name="Text_20_body">Fra Herlev-området - og evt. også Glostrup - indsamles detektordata, som sammen med Ørestadstrafikmodellen (OTM) benyttes til at lave realistiske simuleringer af trafik, som DOGS skal kontrollere.</text:p>
      <text:p text:style-name="Text_20_body">Projektet udføres af Andreas Warberg på Center for Transport og Trafik (CTT) på DTU under vejledning af <text:a xlink:type="simple" xlink:href="http://www.ctt.dtu.dk/Service/searchresult.aspx?lg=showcommon&amp;type=person&amp;id=5756">René Munk Jørgensen</text:a> (CTT) og <text:a xlink:type="simple" xlink:href="http://www.imm.dtu.dk/Service/searchresult.aspx?lg=showcommon&amp;type=person&amp;id=3457">Jesper Larsen</text:a>, Informatik og Matematisk Modellering (IMM). Tidsrammen er 6 til 8 måneder (35 ECTS-point) og projektet påbegyndes i januar 2008.</text:p>
      <text:p text:style-name="Text_20_body"/>
      <text:p text:style-name="Text_20_body">Andreas Warberg, stud.polyt</text:p>
      <text:p text:style-name="Text_20_body">Email: <text:tab/><text:a xlink:type="simple" xlink:href="mailto:s030447@student.dtu.dk">s030447@student.dtu.dk</text:a><text:a xlink:type="simple" xlink:href="mailto:s030447@student.dtu.dk"><text:line-break/></text:a>Tlf.: <text:tab/>61614204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ndreas Warberg</meta:initial-creator>
    <meta:creation-date>2007-11-01T21:24:46</meta:creation-date>
    <dc:creator>Andreas Warberg</dc:creator>
    <dc:date>2007-11-01T23:59:39</dc:date>
    <meta:editing-cycles>45</meta:editing-cycles>
    <meta:editing-duration>PT2H32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89" meta:character-count="1988"/>
  </office:meta>
</office:document-meta>
</file>